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TA - Governo Aberto - Grupo 6</text:p>
      <text:p text:style-name="P1">Data: 10/05/2017</text:p>
      <text:p text:style-name="P1"/>
      <text:p text:style-name="P1">Enquanto fazíamos a avaliação de todos os portais dos órgãos da prefeitura, percebemos que seria muito mais difícil para a coleta de dados, visto que, em nenhum portal haviam datas atualizadas e muitos nem haviam informações. Então pensamos na possibilidade de usar o diário livre para conseguir as audiências, mas ficamos muito confusos, enquanto estávamos na aula, em como funcionavam os filtros do site, na maioria das vezes estávamos pegando audiências feitas pelo legislativo. Outro empecilho que descobrimos nesta aula, foi que o diario livre não tinha uma API e os textos das audiências não eram padroniz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3" meta:word-count="106" meta:character-count="662" meta:non-whitespace-character-count="559"/>
    <meta:generator>LibreOfficeDev/5.1.0.3$Linux_X86_64 LibreOffice_project/</meta:generator>
  </office:meta>
</office:document-meta>
</file>